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991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" style:family="table-cell">
      <style:map style:condition="of:cell-content-is-between(2.3,3)" style:apply-style-name="cf3"/>
      <style:map style:condition="of:cell-content()&gt;4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Nu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ordoba</text:p>
          </table:table-cell>
          <table:table-cell office:value-type="float" office:value="3" table:style-name="ce2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Valencia</text:p>
          </table:table-cell>
          <table:table-cell office:value-type="float" office:value="4" table:style-name="ce2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villa</text:p>
          </table:table-cell>
          <table:table-cell office:value-type="float" office:value="5" table:style-name="ce2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anada</text:p>
          </table:table-cell>
          <table:table-cell office:value-type="float" office:value="6" table:style-name="ce2">
            <text:p>6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Sheet1.A1:Sheet1.B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cf1" style:family="table-cell" style:data-style-name="N0"/>
    <style:style style:name="cf2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cf3" style:family="table-cell">
      <style:table-cell-properties fo:background-color="#FFEB9C"/>
      <style:text-properties fo:color="#9C57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meta:initial-creator>34656</meta:initial-creator>
    <dc:creator>34656</dc:creator>
    <meta:creation-date>2022-09-11T19:05:35Z</meta:creation-date>
    <dc:date>2022-09-12T22:41:49Z</dc:date>
    <meta:editing-duration>PT0S</meta:editing-duration>
  </office:meta>
</office:document-meta>
</file>